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be1b9" officeooo:paragraph-rsid="001be1b9"/>
    </style:style>
    <style:style style:name="P2" style:family="paragraph" style:parent-style-name="Standard">
      <style:text-properties officeooo:rsid="001be1b9" officeooo:paragraph-rsid="001db3bc"/>
    </style:style>
    <style:style style:name="P3" style:family="paragraph" style:parent-style-name="Standard">
      <style:text-properties officeooo:rsid="001db3bc" officeooo:paragraph-rsid="001db3bc"/>
    </style:style>
    <style:style style:name="T1" style:family="text">
      <style:text-properties officeooo:rsid="001db3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PG Psuedo Code</text:p>
      <text:p text:style-name="P1"/>
      <text:p text:style-name="P1">RPG Game – Kurt Russell movie characters</text:p>
      <text:p text:style-name="P1"/>
      <text:p text:style-name="P1">Single player <text:span text:style-name="T1">game</text:span></text:p>
      <text:p text:style-name="P1"/>
      <text:p text:style-name="P1">Eliminate all other players unless initial character selected eliminated early</text:p>
      <text:p text:style-name="P1"/>
      <text:p text:style-name="P1">Fighter (first choice)</text:p>
      <text:p text:style-name="P1">Variables - of 4 characters <text:span text:style-name="T1">to choose from</text:span></text:p>
      <text:p text:style-name="P1"/>
      <text:p text:style-name="P1"/>
      <text:p text:style-name="P1">Defenders (subsequent choices) <text:span text:style-name="T1">3 remaining characters all become defenders after initial first selection of attacker</text:span></text:p>
      <text:p text:style-name="P1"/>
      <text:p text:style-name="P1">Functions- After Character selection, Attack button</text:p>
      <text:p text:style-name="P1">attacking powers <text:span text:style-name="T1">attributes for ea character</text:span></text:p>
      <text:p text:style-name="P2">counter attacking powers <text:span text:style-name="T1">attributes for ea character</text:span></text:p>
      <text:p text:style-name="P1"/>
      <text:p text:style-name="P1">Decreases health (points) varying based on whether attacking or defending</text:p>
      <text:p text:style-name="P1"/>
      <text:p text:style-name="P1">if then statements based off of whether attacker or defender is victorious or defeated</text:p>
      <text:p text:style-name="P1"/>
      <text:p text:style-name="P3">restar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23:29:25.699330317</meta:creation-date>
    <meta:generator>LibreOffice/5.4.1.2$MacOSX_X86_64 LibreOffice_project/ea7cb86e6eeb2bf3a5af73a8f7777ac570321527</meta:generator>
    <dc:date>2018-09-04T23:48:12.653298064</dc:date>
    <meta:editing-duration>PT6M8S</meta:editing-duration>
    <meta:editing-cycles>1</meta:editing-cycles>
    <meta:document-statistic meta:table-count="0" meta:image-count="0" meta:object-count="0" meta:page-count="1" meta:paragraph-count="13" meta:word-count="92" meta:character-count="645" meta:non-whitespace-character-count="564"/>
  </office:meta>
</office:document-meta>
</file>